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top="0.071cm" fo:margin-bottom="0.071cm" style:snap-to-layout-grid="false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Business Requirements Review and 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3">VBooks Business Requirements Document</text:p>
          </table:table-cell>
          <table:table-cell table:style-name="Table2.A2" office:value-type="string">
            <text:p text:style-name="Table_20_Contents">Sarath k</text:p>
          </table:table-cell>
          <table:table-cell table:style-name="Table2.A2" office:value-type="string">
            <text:p text:style-name="Table_20_Contents">Vijay Reddy </text:p>
          </table:table-cell>
          <table:table-cell table:style-name="Table2.A2" office:value-type="string">
            <text:p text:style-name="P4">3/11/2013</text:p>
          </table:table-cell>
          <table:table-cell table:style-name="Table2.E2" office:value-type="string">
            <text:p text:style-name="Table_20_Contents">BRD_VB_v1.0</text:p>
            <text:p text:style-name="Table_20_Contents"><text:s/>is reviewed and Approved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6:46:55</dc:date>
    <dc:creator>jaipal </dc:creator>
    <meta:editing-duration>PT1H12M11S</meta:editing-duration>
    <meta:editing-cycles>62</meta:editing-cycles>
    <meta:document-statistic meta:table-count="1" meta:image-count="1" meta:object-count="0" meta:page-count="1" meta:paragraph-count="14" meta:word-count="34" meta:character-count="266" meta:non-whitespace-character-count="231"/>
  </office:meta>
</office:document-meta>
</file>